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4.9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C-2102a Bill of Material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/ Notes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rame A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rame B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frame 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panel 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panel 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panel 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anel 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board mounting block FLU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oard mounting block FRU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oard mounting block BRU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oard mounting block BL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oard mounting block BLU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oard mounting block BR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ntenna ring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2x1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2.5x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2.5x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3x1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3x1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eparation spring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5 mm body, 1.5 mm ball and ball height (IMAO: PL4-SUS; KIPP: 03055-04)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deployment switch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(Digikey: SW247-ND; OMRON: SS-10GL13T)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2:49:05.044695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0-12T12:49:19.658749884</dc:date>
    <meta:editing-duration>PT36S</meta:editing-duration>
    <meta:editing-cycles>13</meta:editing-cycles>
    <meta:generator>LibreOffice/4.2.6.3$Linux_X86_64 LibreOffice_project/420m0$Build-3</meta:generator>
    <dc:creator>Artur Scholz</dc:creator>
    <meta:document-statistic meta:table-count="1" meta:cell-count="89" meta:object-count="0"/>
  </office:meta>
</office:document-meta>
</file>